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open()</text:span> returns a “file object” with characteristics defined by parameters</text:p>
      <text:p text:style-name="Standard">Liang 13, Python Tutorials 7: intro and 7.1- 7.2</text:p>
      <text:p text:style-name="Standard"/>
      <text:p text:style-name="Standard">changing an imported name:</text:p>
      <text:p text:style-name="Standard"><text:span text:style-name="T4">from</text:span> <text:span text:style-name="T1">module</text:span> <text:span text:style-name="T4">import</text:span> <text:span text:style-name="T1">name</text:span> <text:span text:style-name="T4">as</text:span> <text:span text:style-name="T1">new_name</text:span></text:p>
      <text:p text:style-name="P1"/>
      <text:p text:style-name="P1">asking a file object for the name of it's associated physical file:</text:p>
      <text:p text:style-name="Standard"><text:span text:style-name="T2">local_name = file_object.</text:span><text:span text:style-name="T1">name</text:span></text:p>
      <text:p text:style-name="Standard"><text:span text:style-name="T2">note: </text:span><text:span text:style-name="T1">name</text:span><text:span text:style-name="T2"> is a data member for the file object.</text:span></text:p>
      <text:p text:style-name="P1"/>
      <text:p text:style-name="Standard"><text:span text:style-name="T3">print</text:span><text:span text:style-name="T2"> vs </text:span><text:span text:style-name="T3">write</text:span><text:span text:style-name="T2"> <text:s/>(don't use both on same file)</text:span></text:p>
      <text:p text:style-name="P3"><text:span text:style-name="T2"/></text:p>
      <text:p text:style-name="P2"><text:span text:style-name="T2">Shellprompt: python3 myscript.py &lt; infile</text:span></text:p>
      <text:p text:style-name="P2"><text:span text:style-name="T2">python3 (runs python) myscript.py (runs python script) infile (runs that file thru myscript.py)</text:span></text:p>
      <text:p text:style-name="P2"><text:span text:style-name="T2">Shellprompt: python3 myscript.py &lt; infile &gt; outfile</text:span></text:p>
      <text:p text:style-name="P2"><text:span text:style-name="T2">outfile (sends the output to a specific file)</text:span></text:p>
      <text:p text:style-name="P2"><text:span text:style-name="T2">Shellprompt: python3 myscript.py &lt; infile &gt; outfile 2&gt; errors</text:span></text:p>
      <text:p text:style-name="P2"><text:span text:style-name="T2">2&gt; errors (sends error messages to a error file)</text:span></text:p>
      <text:p text:style-name="P2"><text:span text:style-name="T2">import sys</text:span></text:p>
      <text:p text:style-name="P2"><text:span text:style-name="T2">print('Error message', file = sys.stderr)</text:span></text:p>
      <text:p text:style-name="P2"><text:span text:style-name="T2"/></text:p>
      <text:p text:style-name="P2"><text:span text:style-name="T2">Python tutorials sections 7. Input and Output 7.2 Reading and Writing Files</text:span></text:p>
      <text:p text:style-name="P2"><text:span text:style-name="T2">f = open(___,___)</text:span></text:p>
      <text:p text:style-name="P2"><text:span text:style-name="T2">'/home/walker/pydemos/myinputfile' , 'r' (r = reading, w = write, a = append)</text:span></text:p>
      <text:p text:style-name="P2"><text:span text:style-name="T2">'r' is default so not necessary if you're just running the script</text:span></text:p>
      <text:p text:style-name="P2"><text:span text:style-name="T2"/></text:p>
      <text:p text:style-name="P2"><text:span text:style-name="T2">file_contents = f.read()</text:span></text:p>
      <text:p text:style-name="P2"><text:span text:style-name="T2">for line in file_contents:</text:span></text:p>
      <text:p text:style-name="P2"><text:span text:style-name="T2"><text:tab/>#process line</text:span></text:p>
      <text:p text:style-name="P2"><text:span text:style-name="T2">OR</text:span></text:p>
      <text:p text:style-name="P2"><text:span text:style-name="T2">while True:</text:span></text:p>
      <text:p text:style-name="P2"><text:span text:style-name="T2"><text:tab/>line = f.readline()</text:span></text:p>
      <text:p text:style-name="P2"><text:span text:style-name="T2"><text:tab/>if not line:</text:span></text:p>
      <text:p text:style-name="P2"><text:span text:style-name="T2"><text:tab/><text:tab/>break</text:span></text:p>
      <text:p text:style-name="P2"><text:span text:style-name="T2"><text:tab/>#process line</text:span></text:p>
      <text:p text:style-name="P2"><text:span text:style-name="T2">f.close() (closes file)</text:span></text:p>
      <text:p text:style-name="P2"><text:span text:style-name="T2">REDUCE ALL THAT</text:span></text:p>
      <text:p text:style-name="P2"><text:span text:style-name="T2">for line in f:</text:span></text:p>
      <text:p text:style-name="P2"><text:span text:style-name="T2"><text:tab/>#process line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08:58:36</meta:creation-date>
    <dc:date>2013-01-16T11:17:39</dc:date>
    <meta:editing-duration>P0D</meta:editing-duration>
    <meta:editing-cycles>2</meta:editing-cycles>
    <meta:generator>LibreOffice/3.5$Linux_X86_64 LibreOffice_project/350m1$Build-2</meta:generator>
    <dc:creator>Casey Bladow</dc:creator>
    <meta:document-statistic meta:table-count="0" meta:image-count="0" meta:object-count="0" meta:page-count="1" meta:paragraph-count="33" meta:word-count="193" meta:character-count="1194" meta:non-whitespace-character-count="1026"/>
  </office:meta>
</office:document-meta>
</file>